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9B1643904A2933DF66.png" manifest:media-type="image/png"/>
  <manifest:file-entry manifest:full-path="Pictures/10000201000001D600000070661C72128F6AD0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227cm" fo:min-width="15.057cm"/>
    </style:style>
    <style:style style:name="gr2" style:family="graphic" style:parent-style-name="standard">
      <style:graphic-properties draw:textarea-horizontal-align="justify" draw:textarea-vertical-align="middle" draw:auto-grow-height="false" fo:min-height="7.052cm" fo:min-width="15.057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b3cac7" draw:textarea-horizontal-align="justify" draw:textarea-vertical-align="middle" draw:auto-grow-height="false" fo:min-height="6.735cm" fo:min-width="13.7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="solid" draw:fill-color="#dee7e5" draw:textarea-horizontal-align="justify" draw:textarea-vertical-align="middle" draw:auto-grow-height="false" fo:min-height="2.607cm" fo:min-width="9.978cm"/>
      <style:paragraph-properties style:writing-mode="lr-tb"/>
    </style:style>
    <style:style style:name="gr7" style:family="graphic" style:parent-style-name="standard">
      <style:graphic-properties draw:fill="solid" draw:fill-color="#dee7e5" draw:textarea-horizontal-align="justify" draw:textarea-vertical-align="middle" draw:auto-grow-height="false" fo:min-height="1.38cm" fo:min-width="9.978cm"/>
      <style:paragraph-properties style:writing-mode="lr-tb"/>
    </style:style>
    <style:style style:name="gr8" style:family="graphic" style:parent-style-name="standard">
      <style:graphic-properties draw:fill="solid" draw:fill-color="#dee6ef" draw:textarea-horizontal-align="justify" draw:textarea-vertical-align="middle" draw:auto-grow-height="false" fo:min-height="0.463cm" fo:min-width="13.788cm"/>
      <style:paragraph-properties style:writing-mode="lr-tb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0.703cm" fo:min-width="2.992cm"/>
      <style:paragraph-properties style:writing-mode="lr-tb"/>
    </style:style>
    <style:style style:name="gr10" style:family="graphic" style:parent-style-name="standard">
      <style:graphic-properties draw:fill="solid" draw:fill-color="#ffffd7" draw:textarea-horizontal-align="justify" draw:textarea-vertical-align="middle" draw:auto-grow-height="false" fo:min-height="1.418cm" fo:min-width="0cm"/>
    </style:style>
    <style:style style:name="gr11" style:family="graphic" style:parent-style-name="standard" style:list-style-name="L1">
      <style:graphic-properties draw:fill="solid" draw:fill-color="#ffdbb6" draw:textarea-horizontal-align="justify" draw:textarea-vertical-align="middle" draw:auto-grow-height="false" fo:min-height="0.703cm" fo:min-width="3.945cm"/>
      <style:paragraph-properties style:writing-mode="lr-tb"/>
    </style:style>
    <style:style style:name="gr12" style:family="graphic" style:parent-style-name="standard">
      <style:graphic-properties draw:fill="solid" draw:fill-color="#ffffd7" draw:textarea-horizontal-align="justify" draw:textarea-vertical-align="middle" draw:auto-grow-height="false" fo:min-height="1.974cm" fo:min-width="0cm"/>
      <style:paragraph-properties style:writing-mode="lr-tb"/>
    </style:style>
    <style:style style:name="gr13" style:family="graphic" style:parent-style-name="standard">
      <style:graphic-properties draw:fill="solid" draw:fill-color="#dde8cb" draw:textarea-horizontal-align="justify" draw:textarea-vertical-align="middle" draw:auto-grow-height="false" fo:min-height="2.265cm" fo:min-width="5.215cm"/>
    </style:style>
    <style:style style:name="gr14" style:family="graphic" style:parent-style-name="standard">
      <style:graphic-properties draw:fill="solid" draw:fill-color="#b7b3ca" draw:textarea-horizontal-align="justify" draw:textarea-vertical-align="middle" draw:auto-grow-height="false" fo:min-height="1.337cm" fo:min-width="1.405cm"/>
      <style:paragraph-properties style:writing-mode="lr-tb"/>
    </style:style>
    <style:style style:name="gr15" style:family="graphic" style:parent-style-name="standard">
      <style:graphic-properties draw:fill="solid" draw:fill-color="#ffffd7" draw:textarea-horizontal-align="justify" draw:textarea-vertical-align="middle" draw:auto-grow-height="false" fo:min-height="6.141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5.586cm" fo:min-width="0cm"/>
      <style:paragraph-properties style:writing-mode="lr-tb"/>
    </style:style>
    <style:style style:name="gr17" style:family="graphic" style:parent-style-name="standard">
      <style:graphic-properties draw:fill="solid" draw:fill-color="#ffffd7" draw:textarea-horizontal-align="justify" draw:textarea-vertical-align="middle" draw:auto-grow-height="false" fo:min-height="7.068cm" fo:min-width="0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33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2cm" fo:min-width="0cm"/>
      <style:paragraph-properties style:writing-mode="lr-tb"/>
    </style:style>
    <style:style style:name="gr20" style:family="graphic" style:parent-style-name="standard">
      <style:graphic-properties draw:fill="solid" draw:fill-color="#ff6d6d" draw:textarea-horizontal-align="justify" draw:textarea-vertical-align="middle" draw:auto-grow-height="false" fo:min-height="2.816cm" fo:min-width="0cm"/>
    </style:style>
    <style:style style:name="gr21" style:family="graphic" style:parent-style-name="standard">
      <style:graphic-properties draw:fill="solid" draw:fill-color="#b7b3ca" draw:textarea-horizontal-align="justify" draw:textarea-vertical-align="middle" draw:auto-grow-height="false" fo:min-height="2.039cm" fo:min-width="2.676cm"/>
      <style:paragraph-properties style:writing-mode="lr-tb"/>
    </style:style>
    <style:style style:name="gr2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3cac7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dee7e5"/>
      <style:paragraph-properties fo:text-align="center"/>
    </style:style>
    <style:style style:name="P5" style:family="paragraph">
      <loext:graphic-properties draw:fill="solid" draw:fill-color="#dee6ef"/>
      <style:paragraph-properties fo:text-align="center"/>
    </style:style>
    <style:style style:name="P6" style:family="paragraph">
      <loext:graphic-properties draw:fill="solid" draw:fill-color="#ffdbb6"/>
      <style:paragraph-properties fo:text-align="center"/>
    </style:style>
    <style:style style:name="P7" style:family="paragraph">
      <loext:graphic-properties draw:fill="solid" draw:fill-color="#ffffd7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dde8cb"/>
      <style:paragraph-properties fo:text-align="center"/>
    </style:style>
    <style:style style:name="P11" style:family="paragraph">
      <loext:graphic-properties draw:fill="solid" draw:fill-color="#b7b3ca"/>
      <style:paragraph-properties fo:text-align="center"/>
    </style:style>
    <style:style style:name="P12" style:family="paragraph"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fill="solid" draw:fill-color="#ffffd7"/>
      <style:paragraph-properties fo:text-align="center"/>
      <style:text-properties fo:font-size="12pt" style:font-size-asian="18pt" style:font-size-complex="18pt"/>
    </style:style>
    <style:style style:name="P14" style:family="paragraph">
      <style:paragraph-properties fo:text-align="center"/>
      <style:text-properties fo:font-size="8pt" style:font-size-asian="18pt" style:font-size-complex="18pt"/>
    </style:style>
    <style:style style:name="P15" style:family="paragraph">
      <style:text-properties fo:font-size="8pt"/>
    </style:style>
    <style:style style:name="P16" style:family="paragraph">
      <loext:graphic-properties draw:fill="none" draw:fill-color="#ffffff"/>
      <style:text-properties fo:font-size="8pt" fo:font-weight="bold" style:font-size-asian="18pt" style:font-size-complex="18pt"/>
    </style:style>
    <style:style style:name="P17" style:family="paragraph">
      <loext:graphic-properties draw:fill="solid" draw:fill-color="#ff6d6d"/>
      <style:paragraph-properties fo:text-align="center"/>
    </style:style>
    <style:style style:name="P18" style:family="paragraph">
      <loext:graphic-properties draw:fill="none" draw:fill-color="#ffffff"/>
      <style:text-properties fo:font-size="11pt" fo:font-weight="bold" style:font-size-asian="18pt" style:font-size-complex="18pt"/>
    </style:style>
    <style:style style:name="P19" style:family="paragraph">
      <style:paragraph-properties fo:text-align="center"/>
      <style:text-properties fo:font-size="10pt"/>
    </style:style>
    <style:style style:name="P20" style:family="paragraph">
      <loext:graphic-properties draw:fill="solid" draw:fill-color="#b7b3ca"/>
      <style:paragraph-properties fo:text-align="center"/>
      <style:text-properties fo:font-size="10pt" fo:font-style="italic" style:font-size-asian="18pt" style:font-size-complex="18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8pt" fo:font-weight="bold" style:font-size-asian="18pt" style:font-size-complex="18pt"/>
    </style:style>
    <style:style style:name="T5" style:family="text">
      <style:text-properties fo:font-size="11pt" fo:font-weight="bold" style:font-size-asian="18pt" style:font-size-complex="18pt"/>
    </style:style>
    <style:style style:name="T6" style:family="text">
      <style:text-properties fo:font-size="10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57cm" svg:height="10.477cm" svg:x="1.317cm" svg:y="16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557cm" svg:height="7.302cm" svg:x="1.635cm" svg:y="2.2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26cm" svg:height="1.245cm" svg:x="2.124cm" svg:y="2.905cm">
          <draw:image xlink:href="Pictures/10000201000001D600000070661C72128F6AD0DC.png" xlink:type="simple" xlink:show="embed" xlink:actuate="onLoad" draw:mime-type="image/png">
            <text:p/>
          </draw:image>
        </draw:frame>
        <draw:frame draw:style-name="gr3" draw:text-style-name="P1" draw:layer="layout" svg:width="1.481cm" svg:height="1.148cm" svg:x="1.317cm" svg:y="25.569cm">
          <draw:image xlink:href="Pictures/10000201000000C80000009B1643904A2933DF66.png" xlink:type="simple" xlink:show="embed" xlink:actuate="onLoad" draw:mime-type="image/png">
            <text:p/>
          </draw:image>
        </draw:frame>
        <draw:custom-shape draw:style-name="gr4" draw:text-style-name="P2" draw:layer="layout" svg:width="14.288cm" svg:height="6.985cm" svg:x="1.952cm" svg:y="16.55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54cm" svg:height="0.962cm" svg:x="13.382cm" svg:y="16.875cm">
          <draw:text-box>
            <text:p>r-exasol</text:p>
          </draw:text-box>
        </draw:frame>
        <draw:custom-shape draw:style-name="gr6" draw:text-style-name="P4" draw:layer="layout" svg:width="10.478cm" svg:height="2.857cm" svg:x="2.587cm" svg:y="16.875cm">
          <text:p text:style-name="P1">C-Interfac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478cm" svg:height="1.63cm" svg:x="2.587cm" svg:y="21.32cm">
          <text:p text:style-name="P1">R-Interface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4.288cm" svg:height="0.713cm" svg:x="1.952cm" svg:y="24.495cm">
          <text:p text:style-name="P1">Client code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639cm" svg:height="0.962cm" svg:x="9.572cm" svg:y="16.865cm">
          <draw:text-box>
            <text:p>C-Interface</text:p>
          </draw:text-box>
        </draw:frame>
        <draw:frame draw:style-name="gr5" draw:text-style-name="P3" draw:layer="layout" svg:width="3.639cm" svg:height="0.962cm" svg:x="9.108cm" svg:y="21.637cm">
          <draw:text-box>
            <text:p>R-Interface</text:p>
          </draw:text-box>
        </draw:frame>
        <draw:custom-shape draw:style-name="gr9" draw:text-style-name="P6" draw:layer="layout" svg:width="3.492cm" svg:height="0.953cm" svg:x="2.905cm" svg:y="21.637cm">
          <text:p text:style-name="P1">readData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1.905cm" svg:x="3.857cm" svg:y="22.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3.492cm" svg:height="0.953cm" svg:x="2.905cm" svg:y="18.145cm">
          <text:p text:style-name="P8"><text:span text:style-name="T1">asyncRODBCIO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445cm" svg:height="0.953cm" svg:x="6.715cm" svg:y="18.145cm">
          <text:p text:style-name="P8"><text:span text:style-name="T1">a</text:span><text:span text:style-name="T1">s</text:span><text:span text:style-name="T1">y</text:span><text:span text:style-name="T1">n</text:span><text:span text:style-name="T1">c</text:span><text:span text:style-name="T1">R</text:span><text:span text:style-name="T1">O</text:span><text:span text:style-name="T1">D</text:span><text:span text:style-name="T1">B</text:span><text:span text:style-name="T1">C</text:span><text:span text:style-name="T1">Q</text:span><text:span text:style-name="T1">u</text:span><text:span text:style-name="T1">e</text:span><text:span text:style-name="T1">r</text:span><text:span text:style-name="T1">y</text:span><text:span text:style-name="T1">S</text:span><text:span text:style-name="T1">t</text:span><text:span text:style-name="T1">a</text:span><text:span text:style-name="T1">r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635cm" svg:height="2.54cm" svg:x="4.175cm" svg:y="19.097cm">
          <text:p text:style-name="P1">A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0.635cm" svg:height="2.54cm" draw:transform="rotate (-0.691673982565353) translate (6.645cm 19.187cm)">
          <text:p text:style-name="P1">B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0" draw:layer="layout" svg:width="5.715cm" svg:height="4.763cm" svg:x="10.207cm" svg:y="3.22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1" draw:layer="layout" svg:width="1.905cm" svg:height="1.587cm" svg:x="2.587cm" svg:y="9.255cm">
          <text:p text:style-name="P1">DB</text:p>
          <text:p text:style-name="P1">Port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635cm" svg:height="7.303cm" svg:x="3.222cm" svg:y="10.842cm">
          <text:p text:style-name="P12"><text:span text:style-name="T2">A1</text:span></text:p>
          <text:p text:style-name="P12"><text:span text:style-name="T2">Connect()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953cm" svg:height="6.668cm" svg:x="13.7cm" svg:y="9.572cm">
          <text:p text:style-name="P1">ODBC</text:p>
          <text:p text:style-name="P1">Connection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3" draw:layer="layout" svg:width="0.652cm" svg:height="8.362cm" draw:transform="rotate (-0.696735437396136) translate (13.382cm 11.477cm)">
          <text:p text:style-name="P12"><text:span text:style-name="T2">B1</text:span></text:p>
          <text:p text:style-name="P12"><text:span text:style-name="T2">Export </text:span></text:p>
          <text:p text:style-name="P12"><text:span text:style-name="T2">STM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1" draw:layer="layout" svg:width="1.905cm" svg:height="1.587cm" svg:x="5.445cm" svg:y="9.255cm">
          <text:p text:style-name="P1">TCP</text:p>
          <text:p text:style-name="P1">Port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953cm" svg:height="0.317cm" svg:x="4.492cm" svg:y="9.89cm">
          <text:p text:style-name="P1"><text:span text:style-name="T3">creat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0.635cm" svg:height="7.303cm" svg:x="5.462cm" svg:y="10.842cm">
          <text:p text:style-name="P12"><text:span text:style-name="T2">A2</text:span></text:p>
          <text:p text:style-name="P12"><text:span text:style-name="T2">getMetaData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16" draw:layer="layout" svg:width="2.602cm" svg:height="1.702cm" svg:x="4.175cm" svg:y="12.747cm">
          <draw:text-box>
            <text:p text:style-name="P15"><text:span text:style-name="T4">Get</text:span></text:p>
            <text:p text:style-name="P15"><text:span text:style-name="T4">Port/Server</text:span></text:p>
            <text:p text:style-name="P15"><text:span text:style-name="T4">(used in </text:span></text:p>
            <text:p text:style-name="P15"><text:span text:style-name="T4">SQL STMT)</text:span></text:p>
          </draw:text-box>
        </draw:frame>
        <draw:custom-shape draw:style-name="gr20" draw:text-style-name="P17" draw:layer="layout" svg:width="0.953cm" svg:height="3.504cm" draw:transform="rotate (-0.924675437706596) translate (9.887cm 7.2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8" draw:layer="layout" svg:width="1.471cm" svg:height="1.115cm" svg:x="8.419cm" svg:y="7.822cm">
          <draw:text-box>
            <text:p><text:span text:style-name="T5">Write</text:span></text:p>
            <text:p><text:span text:style-name="T5">CSV</text:span></text:p>
          </draw:text-box>
        </draw:frame>
        <draw:custom-shape draw:style-name="gr15" draw:text-style-name="P13" draw:layer="layout" svg:width="0.635cm" svg:height="7.303cm" draw:transform="rotate (-3.1394982584874) translate (7.357cm 18.143cm)">
          <text:p text:style-name="P12"><text:span text:style-name="T2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8" draw:layer="layout" svg:width="1.298cm" svg:height="1.115cm" svg:x="7.032cm" svg:y="12.267cm">
          <draw:text-box>
            <text:p><text:span text:style-name="T5">get</text:span></text:p>
            <text:p><text:span text:style-name="T5">CSV</text:span></text:p>
          </draw:text-box>
        </draw:frame>
        <draw:custom-shape draw:style-name="gr21" draw:text-style-name="P20" draw:layer="layout" svg:width="3.175cm" svg:height="2.857cm" svg:x="8.62cm" svg:y="10.207cm">
          <text:p text:style-name="P19"><text:span text:style-name="T6">Happens </text:span></text:p>
          <text:p text:style-name="P19"><text:span text:style-name="T6">Simultaneously</text:span></text:p>
          <text:p text:style-name="P19"><text:span text:style-name="T6">“</text:span><text:span text:style-name="T6">B1”-triggers</text:span></text:p>
          <text:p text:style-name="P19"><text:span text:style-name="T6">Export and returns</text:span></text:p>
          <text:p text:style-name="P19"><text:span text:style-name="T6">Only after export </text:span></text:p>
          <text:p text:style-name="P19"><text:span text:style-name="T6">finished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22" draw:text-style-name="P21" draw:layer="layout" svg:x1="9.89cm" svg:y1="10.207cm" svg:x2="8.937cm" svg:y2="8.937cm">
          <text:p/>
        </draw:line>
        <draw:line draw:style-name="gr22" draw:text-style-name="P21" draw:layer="layout" svg:x1="8.62cm" svg:y1="11.795cm" svg:x2="7.35cm" svg:y2="12.43cm">
          <text:p/>
        </draw:line>
        <draw:line draw:style-name="gr22" draw:text-style-name="P21" draw:layer="layout" svg:x1="9.89cm" svg:y1="13.065cm" svg:x2="10.842cm" svg:y2="14.3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2T08:46:08.948164515</meta:creation-date>
    <dc:date>2021-07-02T10:54:07.740949960</dc:date>
    <meta:editing-duration>PT16M36S</meta:editing-duration>
    <meta:editing-cycles>2</meta:editing-cycles>
    <meta:generator>LibreOffice/7.1.4.2$Linux_X86_64 LibreOffice_project/10$Build-2</meta:generator>
    <meta:document-statistic meta:object-count="34"/>
  </office:meta>
</office:document-meta>
</file>